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く・・・早くぅ・・・うぅ・・・っ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もう・・・ほんとに、だめ・・・ぇ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ぉ、おしっこ・・・もれちゃ、うぅ・・・っ////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ここから・・・出して・・・はや、く・・・ぅうっ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作業開始から10分経過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ま、ま、ま・・・まだ・・・なの・・・っ！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早くしないと、ほ、ほんとに・・・でちゃうのに・・・っ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急いで・・・お願い・・・早く・・・おねがいい・・・
どうか・・・っ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ううぅぅ～～～・・・っ！！（もじもじもじもじ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作業開始から20分経過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・・・ぁぅ・・・ぁう・・・ぁぅぅぅ・・・っ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どうし、て・・・こん・・・なに・・・時間が・・・か、か、
かかって・・・いるの、ぉ・・・ぉっ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で、でちゃう・・・でちゃう・・・でちゃうううぅぅ////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はぁ・・・はぁ・・・っ、ううぅっ、ぅあ・・・んんぅ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んぅぁあっ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だめ、だめ、だめ・・・だめぇ・・・まだ、だめ・・・っ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が、がまん・・・しなくちゃ・・・ガマン・・・我、慢っ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ぎゅうううぅぅぅぅっ！！　くねくねくね・・・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ぁ・・・ぁ・・・ん・・・ふ・・・ぅぅ・・・っ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なん・・・で・・・あけて・・・くれな、い・・・のぉ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ぁああっ！！　だめぇっ！！　たすけてっ！
もぅ、がまんできなぃのぉっ！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今すぐあけてぇっ！！　でちゃうっ！！！
もう出ちゃうううぅぅっ！！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、ぁっ！！　あああ・・・ぁ・・・っ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限界・・・な、の・・・ぉ・・・もぅ・・・無理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ぁぅ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ううぅぅぅ～～～っ/////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出ちゃう・・・ぜんぶ・・・でちゃう・・・っ！！
あうぅぅ・・・///////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ぐす・・・っ////</text:p>
          </table:table-cell>
          <table:table-cell table:style-name="ce0" office:value-type="string">
            <text:p>Chat (wet) - A Hime</text:p>
          </table:table-cell>
          <table:table-cell table:number-columns-repeated="1022"/>
        </table:table-row>
        <table:table-row>
          <table:table-cell table:style-name="ce0" office:value-type="string">
            <text:p>救助班
「・・・ではなさそうですね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み、みないで・・・ください・・・っ////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研究員
「作業ありがとうございました。　とりあえず、
　タオルか何かを持ってきてもらえませんか？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救出班
「そ、そうですね。　ちょっと待っていて
　ください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すみません・・・すみません・・・うぅぅ/////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すぐに床・・・きれいにします・・・////</text:p>
          </table:table-cell>
          <table:table-cell table:style-name="ce0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